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text-properties style:font-name="Arial1" fo:font-size="12pt" style:font-size-asian="12pt" style:font-size-complex="12pt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1">
      <style:text-properties style:font-name="Arial1" fo:font-size="12pt" fo:language="en" fo:country="CA" officeooo:paragraph-rsid="002048db" style:font-size-asian="12pt" style:font-size-complex="12pt"/>
    </style:style>
    <style:style style:name="P5" style:family="paragraph" style:parent-style-name="Contents_20_1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6" style:family="paragraph" style:parent-style-name="Contents_20_1">
      <style:text-properties style:font-name="Arial1" fo:font-size="12pt" fo:language="en" fo:country="CA" officeooo:rsid="00232eb6" officeooo:paragraph-rsid="00232eb6" style:font-size-asian="12pt" style:font-size-complex="12pt"/>
    </style:style>
    <style:style style:name="P7" style:family="paragraph" style:parent-style-name="Contents_20_1"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Contents_20_1">
      <style:text-properties style:font-name="Arial1" fo:font-size="12pt" fo:font-weight="bold" officeooo:rsid="002ddf33" officeooo:paragraph-rsid="002ddf33" style:font-size-asian="12pt" style:font-weight-asian="bold" style:font-size-complex="12pt" style:font-weight-complex="bold"/>
    </style:style>
    <style:style style:name="P9" style:family="paragraph" style:parent-style-name="Contents_20_1">
      <style:text-properties style:font-name="Arial1" fo:font-size="12pt" officeooo:rsid="002ddf33" officeooo:paragraph-rsid="002ddf33" style:font-size-asian="12pt" style:font-size-complex="12pt"/>
    </style:style>
    <style:style style:name="P10" style:family="paragraph" style:parent-style-name="Contents_20_1">
      <style:text-properties style:font-name="Arial1" fo:font-size="12pt" officeooo:rsid="002d74b7" officeooo:paragraph-rsid="002d74b7" style:font-size-asian="12pt" style:font-size-complex="12pt"/>
    </style:style>
    <style:style style:name="P11" style:family="paragraph" style:parent-style-name="Contents_20_1">
      <style:text-properties style:font-name="Arial1" fo:font-size="12pt" officeooo:rsid="002fc7d1" officeooo:paragraph-rsid="002fc7d1" style:font-size-asian="12pt" style:font-size-complex="12pt"/>
    </style:style>
    <style:style style:name="P12" style:family="paragraph" style:parent-style-name="Text_20_body">
      <style:paragraph-properties fo:margin-top="0cm" fo:margin-bottom="0.046cm" loext:contextual-spacing="false"/>
      <style:text-properties officeooo:rsid="004106a6" officeooo:paragraph-rsid="004106a6"/>
    </style:style>
    <style:style style:name="P13" style:family="paragraph" style:parent-style-name="Text_20_body">
      <style:paragraph-properties fo:margin-top="0cm" fo:margin-bottom="0.046cm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14" style:family="paragraph" style:parent-style-name="Text_20_body">
      <style:paragraph-properties fo:margin-top="0cm" fo:margin-bottom="0.046cm" loext:contextual-spacing="false"/>
      <style:text-properties style:font-name="Arial1" fo:font-size="12pt" officeooo:rsid="003e9024" officeooo:paragraph-rsid="003e9024" style:font-size-asian="12pt" style:font-size-complex="12pt"/>
    </style:style>
    <style:style style:name="P15" style:family="paragraph" style:parent-style-name="Text_20_body">
      <style:paragraph-properties fo:margin-top="0cm" fo:margin-bottom="0.046cm" loext:contextual-spacing="false"/>
      <style:text-properties style:font-name="Arial1" fo:font-size="12pt" officeooo:rsid="004106a6" officeooo:paragraph-rsid="004106a6" style:font-size-asian="12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1" fo:font-size="12pt" fo:language="en" fo:country="CA" officeooo:rsid="001f4ea1" officeooo:paragraph-rsid="001f4ea1" style:font-size-asian="12pt" style:font-size-complex="12pt"/>
    </style:style>
    <style:style style:name="P17" style:family="paragraph" style:parent-style-name="Table_20_Contents">
      <style:text-properties style:font-name="Arial1" fo:font-size="12pt" style:font-size-asian="12pt" style:font-size-complex="12pt"/>
    </style:style>
    <style:style style:name="P18" style:family="paragraph" style:parent-style-name="Table_20_Contents">
      <style:text-properties style:font-name="Arial1" fo:font-size="12pt" officeooo:rsid="003135e9" officeooo:paragraph-rsid="003135e9" style:font-size-asian="12pt" style:font-size-complex="12pt"/>
    </style:style>
    <style:style style:name="P19" style:family="paragraph" style:parent-style-name="Text_20_body">
      <style:text-properties style:font-name="Arial1" fo:font-size="12pt" fo:language="en" fo:country="CA" officeooo:rsid="002452b3" officeooo:paragraph-rsid="002452b3" style:font-size-asian="12pt" style:font-size-complex="12pt"/>
    </style:style>
    <style:style style:name="P20" style:family="paragraph" style:parent-style-name="Text_20_body">
      <style:text-properties style:font-name="Arial1" fo:font-size="12pt" fo:language="en" fo:country="CA" style:text-underline-style="none" officeooo:rsid="0026d25a" officeooo:paragraph-rsid="0026d25a" style:font-size-asian="12pt" style:font-size-complex="12pt"/>
    </style:style>
    <style:style style:name="P21" style:family="paragraph" style:parent-style-name="Text_20_body">
      <style:text-properties style:font-name="Arial1" fo:font-size="12pt" fo:language="en" fo:country="CA" style:text-underline-style="none" officeooo:rsid="00285902" officeooo:paragraph-rsid="00285902" style:font-size-asian="12pt" style:font-size-complex="12pt"/>
    </style:style>
    <style:style style:name="P22" style:family="paragraph" style:parent-style-name="Text_20_body">
      <style:text-properties style:font-name="Arial1" fo:font-size="12pt" style:font-size-asian="12pt" style:font-size-complex="12pt"/>
    </style:style>
    <style:style style:name="P23" style:family="paragraph" style:parent-style-name="Text_20_body">
      <style:text-properties style:font-name="Arial1" fo:font-size="12pt" officeooo:rsid="003477c6" officeooo:paragraph-rsid="003477c6" style:font-size-asian="12pt" style:font-size-complex="12pt"/>
    </style:style>
    <style:style style:name="P24" style:family="paragraph" style:parent-style-name="Text_20_body">
      <style:text-properties style:font-name="Arial1" fo:font-size="12pt" officeooo:rsid="003e15da" officeooo:paragraph-rsid="003e15da" style:font-size-asian="12pt" style:font-size-complex="12pt"/>
    </style:style>
    <style:style style:name="P25" style:family="paragraph" style:parent-style-name="Text_20_body">
      <style:text-properties style:font-name="Arial1" fo:font-size="12pt" officeooo:rsid="00454084" officeooo:paragraph-rsid="00454084" style:font-size-asian="12pt" style:font-size-complex="12pt"/>
    </style:style>
    <style:style style:name="P26" style:family="paragraph" style:parent-style-name="Text_20_body">
      <style:text-properties style:font-name="Arial1" fo:font-size="12pt" officeooo:rsid="004676af" officeooo:paragraph-rsid="004676af" style:font-size-asian="12pt" style:font-size-complex="12pt"/>
    </style:style>
    <style:style style:name="P27" style:family="paragraph" style:parent-style-name="Text_20_body">
      <style:text-properties style:font-name="Arial1" fo:font-size="12pt" officeooo:rsid="004c6f38" officeooo:paragraph-rsid="004c6f38" style:font-size-asian="12pt" style:font-size-complex="12pt"/>
    </style:style>
    <style:style style:name="P28" style:family="paragraph" style:parent-style-name="Text_20_body">
      <style:text-properties style:font-name="Arial1" fo:font-size="12pt" officeooo:rsid="004cfd0e" officeooo:paragraph-rsid="004cfd0e" style:font-size-asian="12pt" style:font-size-complex="12pt"/>
    </style:style>
    <style:style style:name="P29" style:family="paragraph" style:parent-style-name="Text_20_body">
      <style:text-properties style:font-name="Arial1" officeooo:rsid="004f71a9" officeooo:paragraph-rsid="004f71a9"/>
    </style:style>
    <style:style style:name="P30" style:family="paragraph" style:parent-style-name="Text_20_body">
      <style:text-properties style:font-name="Arial1" officeooo:rsid="00516147" officeooo:paragraph-rsid="00516147"/>
    </style:style>
    <style:style style:name="P31" style:family="paragraph" style:parent-style-name="Text_20_body">
      <style:paragraph-properties fo:margin-top="0.101cm" fo:margin-bottom="0.146cm" loext:contextual-spacing="false"/>
      <style:text-properties style:font-name="Arial1" fo:font-size="12pt" officeooo:rsid="004200d6" officeooo:paragraph-rsid="004200d6" style:font-size-asian="12pt" style:font-size-complex="12pt"/>
    </style:style>
    <style:style style:name="P32" style:family="paragraph" style:parent-style-name="Text_20_body">
      <style:paragraph-properties fo:margin-top="0.101cm" fo:margin-bottom="0.146cm" loext:contextual-spacing="false"/>
      <style:text-properties style:font-name="Arial1" fo:font-size="12pt" officeooo:rsid="0043589c" officeooo:paragraph-rsid="004200d6" style:font-size-asian="12pt" style:font-size-complex="12pt"/>
    </style:style>
    <style:style style:name="P33" style:family="paragraph" style:parent-style-name="Text_20_body" style:list-style-name="L16">
      <style:text-properties style:font-name="Arial1" fo:font-size="12pt" style:font-size-asian="12pt" style:font-size-complex="12pt"/>
    </style:style>
    <style:style style:name="P34" style:family="paragraph" style:parent-style-name="Text_20_body" style:list-style-name="L16">
      <style:text-properties style:font-name="Arial1" fo:font-size="12pt" officeooo:paragraph-rsid="00464a20" style:font-size-asian="12pt" style:font-size-complex="12pt"/>
    </style:style>
    <style:style style:name="P35" style:family="paragraph" style:parent-style-name="Text_20_body" style:list-style-name="L17">
      <style:text-properties style:font-name="Arial1" fo:font-size="12pt" officeooo:rsid="004676af" officeooo:paragraph-rsid="004676af" style:font-size-asian="12pt" style:font-size-complex="12pt"/>
    </style:style>
    <style:style style:name="P36" style:family="paragraph" style:parent-style-name="Text_20_body" style:list-style-name="L18">
      <style:text-properties style:font-name="Arial1" fo:font-size="12pt" officeooo:rsid="004676af" officeooo:paragraph-rsid="004676af" style:font-size-asian="12pt" style:font-size-complex="12pt"/>
    </style:style>
    <style:style style:name="P37" style:family="paragraph" style:parent-style-name="Text_20_body" style:list-style-name="L19">
      <style:text-properties style:font-name="Arial1" fo:font-size="12pt" officeooo:rsid="004c6f38" officeooo:paragraph-rsid="004c6f38" style:font-size-asian="12pt" style:font-size-complex="12pt"/>
    </style:style>
    <style:style style:name="P38" style:family="paragraph" style:parent-style-name="Text_20_body" style:list-style-name="L20">
      <style:text-properties style:font-name="Arial1" fo:font-size="12pt" officeooo:rsid="004cfd0e" officeooo:paragraph-rsid="004cfd0e" style:font-size-asian="12pt" style:font-size-complex="12pt"/>
    </style:style>
    <style:style style:name="P39" style:family="paragraph" style:parent-style-name="Text_20_body" style:list-style-name="L20">
      <style:text-properties style:font-name="Arial1" fo:font-size="12pt" officeooo:rsid="004f71a9" officeooo:paragraph-rsid="004f71a9" style:font-size-asian="12pt" style:font-size-complex="12pt"/>
    </style:style>
    <style:style style:name="P40" style:family="paragraph" style:parent-style-name="Text_20_body" style:list-style-name="L21">
      <style:text-properties style:font-name="Arial1" officeooo:rsid="004f71a9" officeooo:paragraph-rsid="004f71a9"/>
    </style:style>
    <style:style style:name="P41" style:family="paragraph" style:parent-style-name="Text_20_body" style:list-style-name="L22">
      <style:text-properties style:font-name="Arial1" officeooo:rsid="004f71a9" officeooo:paragraph-rsid="004f71a9"/>
    </style:style>
    <style:style style:name="P42" style:family="paragraph" style:parent-style-name="Text_20_body" style:list-style-name="L23">
      <style:text-properties style:font-name="Arial1" officeooo:rsid="004f71a9" officeooo:paragraph-rsid="004f71a9"/>
    </style:style>
    <style:style style:name="P43" style:family="paragraph" style:parent-style-name="Text_20_body" style:list-style-name="L22">
      <style:text-properties style:font-name="Arial1" officeooo:rsid="00516147" officeooo:paragraph-rsid="00516147"/>
    </style:style>
    <style:style style:name="P44" style:family="paragraph" style:parent-style-name="Text_20_body" style:list-style-name="L24">
      <style:text-properties style:font-name="Arial1" officeooo:rsid="00516147" officeooo:paragraph-rsid="00516147"/>
    </style:style>
    <style:style style:name="P45" style:family="paragraph" style:parent-style-name="Text_20_body" style:list-style-name="L25">
      <style:text-properties style:font-name="Arial1" officeooo:rsid="00516147" officeooo:paragraph-rsid="00516147"/>
    </style:style>
    <style:style style:name="P46" style:family="paragraph" style:parent-style-name="Text_20_body" style:list-style-name="L26">
      <style:paragraph-properties fo:line-height="100%"/>
      <style:text-properties style:font-name="Arial1" officeooo:rsid="00528406" officeooo:paragraph-rsid="00528406"/>
    </style:style>
    <style:style style:name="P47" style:family="paragraph" style:parent-style-name="Text_20_body" style:list-style-name="L26">
      <style:paragraph-properties fo:line-height="100%"/>
      <style:text-properties style:font-name="Arial1" officeooo:rsid="00557db1" officeooo:paragraph-rsid="00557db1"/>
    </style:style>
    <style:style style:name="P48" style:family="paragraph" style:parent-style-name="Text_20_body" style:list-style-name="L26">
      <style:paragraph-properties fo:line-height="100%"/>
      <style:text-properties officeooo:rsid="00529db4" officeooo:paragraph-rsid="00529db4"/>
    </style:style>
    <style:style style:name="P49" style:family="paragraph" style:parent-style-name="Text_20_body">
      <style:text-properties officeooo:paragraph-rsid="00557db1"/>
    </style:style>
    <style:style style:name="P50" style:family="paragraph" style:parent-style-name="Text_20_body" style:list-style-name="L11">
      <style:paragraph-properties fo:margin-top="0cm" fo:margin-bottom="0.046cm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51" style:family="paragraph" style:parent-style-name="Text_20_body" style:list-style-name="L12">
      <style:paragraph-properties fo:margin-top="0cm" fo:margin-bottom="0.046cm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52" style:family="paragraph" style:parent-style-name="Text_20_body" style:list-style-name="L13">
      <style:paragraph-properties fo:margin-top="0cm" fo:margin-bottom="0.046cm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53" style:family="paragraph" style:parent-style-name="Text_20_body" style:list-style-name="L14">
      <style:paragraph-properties fo:margin-top="0cm" fo:margin-bottom="0.046cm" loext:contextual-spacing="false"/>
      <style:text-properties style:font-name="Arial1" fo:font-size="12pt" officeooo:rsid="003e15da" officeooo:paragraph-rsid="003e15da" style:font-size-asian="12pt" style:font-size-complex="12pt"/>
    </style:style>
    <style:style style:name="P54" style:family="paragraph" style:parent-style-name="Text_20_body" style:list-style-name="L16">
      <style:paragraph-properties fo:margin-top="0cm" fo:margin-bottom="0.046cm" loext:contextual-spacing="false"/>
      <style:text-properties style:font-name="Arial1" fo:font-size="12pt" officeooo:rsid="00454084" officeooo:paragraph-rsid="00454084" style:font-size-asian="12pt" style:font-size-complex="12pt"/>
    </style:style>
    <style:style style:name="P55" style:family="paragraph" style:parent-style-name="Text_20_body" style:list-style-name="L16">
      <style:paragraph-properties fo:margin-top="0cm" fo:margin-bottom="0.046cm" loext:contextual-spacing="false"/>
      <style:text-properties style:font-name="Arial1" fo:font-size="12pt" officeooo:rsid="00463c43" officeooo:paragraph-rsid="00463c43" style:font-size-asian="12pt" style:font-size-complex="12pt"/>
    </style:style>
    <style:style style:name="P56" style:family="paragraph" style:parent-style-name="Text_20_body" style:list-style-name="L15">
      <style:paragraph-properties fo:margin-top="0.101cm" fo:margin-bottom="0.146cm" loext:contextual-spacing="false"/>
      <style:text-properties officeooo:rsid="004106a6" officeooo:paragraph-rsid="004106a6"/>
    </style:style>
    <style:style style:name="P57" style:family="paragraph" style:parent-style-name="Standard" style:list-style-name="L10">
      <style:text-properties style:font-name="Arial1" fo:font-size="12pt" style:font-size-asian="12pt" style:font-size-complex="12pt"/>
    </style:style>
    <style:style style:name="P58" style:family="paragraph" style:parent-style-name="Standard" style:list-style-name="L10">
      <style:text-properties style:font-name="Arial1" fo:font-size="12pt" officeooo:rsid="003c65b0" officeooo:paragraph-rsid="003c65b0" style:font-size-asian="12pt" style:font-size-complex="12pt"/>
    </style:style>
    <style:style style:name="P59" style:family="paragraph" style:parent-style-name="Heading_20_1">
      <style:text-properties style:font-name="Arial1" fo:font-size="12pt" fo:language="en" fo:country="CA" style:font-size-asian="12pt" style:font-size-complex="12pt"/>
    </style:style>
    <style:style style:name="P60" style:family="paragraph" style:parent-style-name="Heading_20_1">
      <style:text-properties style:font-name="Arial1" fo:font-size="12pt" fo:language="en" fo:country="CA" officeooo:rsid="002452b3" officeooo:paragraph-rsid="002452b3" style:font-size-asian="12pt" style:font-size-complex="12pt"/>
    </style:style>
    <style:style style:name="P61" style:family="paragraph" style:parent-style-name="Heading_20_1">
      <style:paragraph-properties fo:line-height="100%"/>
      <style:text-properties style:font-name="Arial1" fo:font-size="12pt" fo:language="en" fo:country="CA" style:font-size-asian="12pt" style:font-size-complex="12pt"/>
    </style:style>
    <style:style style:name="P62" style:family="paragraph" style:parent-style-name="Heading_20_1">
      <style:text-properties style:font-name="Arial1" fo:font-size="12pt" style:font-size-asian="12pt" style:font-size-complex="12pt"/>
    </style:style>
    <style:style style:name="P63" style:family="paragraph" style:parent-style-name="Heading_20_1">
      <style:text-properties style:font-name="Arial1" fo:font-size="12pt" officeooo:rsid="003c65b0" officeooo:paragraph-rsid="003c65b0" style:font-size-asian="12pt" style:font-size-complex="12pt"/>
    </style:style>
    <style:style style:name="P64" style:family="paragraph" style:parent-style-name="Heading_20_1">
      <style:text-properties fo:font-size="12pt" style:font-size-asian="12pt" style:font-size-complex="12pt"/>
    </style:style>
    <style:style style:name="P65" style:family="paragraph" style:parent-style-name="Heading_20_1">
      <style:text-properties officeooo:rsid="00528406" officeooo:paragraph-rsid="00528406"/>
    </style:style>
    <style:style style:name="P66" style:family="paragraph" style:parent-style-name="Heading_20_1">
      <style:paragraph-properties fo:break-before="page"/>
      <style:text-properties style:font-name="Arial1" fo:font-size="12pt" style:font-size-asian="12pt" style:font-size-complex="12pt"/>
    </style:style>
    <style:style style:name="P67" style:family="paragraph" style:parent-style-name="Heading_20_1">
      <style:paragraph-properties fo:margin-top="0cm" fo:margin-bottom="0.046cm" loext:contextual-spacing="false"/>
      <style:text-properties style:font-name="Arial1" fo:font-size="12pt" officeooo:rsid="004106a6" officeooo:paragraph-rsid="004106a6" style:font-size-asian="12pt" style:font-size-complex="12pt"/>
    </style:style>
    <style:style style:name="P68" style:family="paragraph" style:parent-style-name="Contents_20_1" style:list-style-name="L1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69" style:family="paragraph" style:parent-style-name="Contents_20_1" style:list-style-name="L2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70" style:family="paragraph" style:parent-style-name="Contents_20_1" style:list-style-name="L3">
      <style:text-properties style:font-name="Arial1" fo:font-size="12pt" fo:language="en" fo:country="CA" officeooo:rsid="002048db" officeooo:paragraph-rsid="002048db" style:font-size-asian="12pt" style:font-size-complex="12pt"/>
    </style:style>
    <style:style style:name="P71" style:family="paragraph" style:parent-style-name="Contents_20_1" style:list-style-name="L2">
      <style:text-properties style:font-name="Arial1" fo:font-size="12pt" fo:language="en" fo:country="CA" officeooo:paragraph-rsid="002048db" style:font-size-asian="12pt" style:font-size-complex="12pt"/>
    </style:style>
    <style:style style:name="P72" style:family="paragraph" style:parent-style-name="Contents_20_1" style:list-style-name="L3">
      <style:text-properties style:font-name="Arial1" fo:font-size="12pt" fo:language="en" fo:country="CA" officeooo:paragraph-rsid="002048db" style:font-size-asian="12pt" style:font-size-complex="12pt"/>
    </style:style>
    <style:style style:name="P73" style:family="paragraph" style:parent-style-name="Contents_20_1" style:list-style-name="L4">
      <style:text-properties style:font-name="Arial1" fo:font-size="12pt" style:font-size-asian="12pt" style:font-size-complex="12pt"/>
    </style:style>
    <style:style style:name="P74" style:family="paragraph" style:parent-style-name="Contents_20_1" style:list-style-name="L4">
      <style:text-properties style:font-name="Arial1" fo:font-size="12pt" officeooo:rsid="002ddf33" officeooo:paragraph-rsid="002ddf33" style:font-size-asian="12pt" style:font-size-complex="12pt"/>
    </style:style>
    <style:style style:name="P75" style:family="paragraph" style:parent-style-name="Contents_20_1" style:list-style-name="L6">
      <style:text-properties style:font-name="Arial1" fo:font-size="12pt" officeooo:rsid="002ddf33" officeooo:paragraph-rsid="002ddf33" style:font-size-asian="12pt" style:font-size-complex="12pt"/>
    </style:style>
    <style:style style:name="P76" style:family="paragraph" style:parent-style-name="Contents_20_1" style:list-style-name="L7">
      <style:text-properties style:font-name="Arial1" fo:font-size="12pt" officeooo:rsid="002ddf33" officeooo:paragraph-rsid="002ddf33" style:font-size-asian="12pt" style:font-size-complex="12pt"/>
    </style:style>
    <style:style style:name="P77" style:family="paragraph" style:parent-style-name="Contents_20_1" style:list-style-name="L8">
      <style:text-properties style:font-name="Arial1" fo:font-size="12pt" officeooo:rsid="002ddf33" officeooo:paragraph-rsid="002ddf33" style:font-size-asian="12pt" style:font-size-complex="12pt"/>
    </style:style>
    <style:style style:name="P78" style:family="paragraph" style:parent-style-name="Contents_20_1" style:list-style-name="L5">
      <style:text-properties style:font-name="Arial1" fo:font-size="12pt" style:font-size-asian="12pt" style:font-size-complex="12pt"/>
    </style:style>
    <style:style style:name="P79" style:family="paragraph" style:parent-style-name="Contents_20_1" style:list-style-name="L7">
      <style:text-properties style:font-name="Arial1" fo:font-size="12pt" officeooo:rsid="002b4e8d" officeooo:paragraph-rsid="002ddf33" style:font-size-asian="12pt" style:font-size-complex="12pt"/>
    </style:style>
    <style:style style:name="P80" style:family="paragraph" style:parent-style-name="Contents_20_1" style:list-style-name="L8">
      <style:text-properties style:font-name="Arial1" fo:font-size="12pt" officeooo:rsid="002b4e8d" officeooo:paragraph-rsid="002ddf33" style:font-size-asian="12pt" style:font-size-complex="12pt"/>
    </style:style>
    <style:style style:name="P81" style:family="paragraph" style:parent-style-name="Contents_20_1" style:list-style-name="L8">
      <style:text-properties style:font-name="Arial1" fo:font-size="12pt" officeooo:rsid="002f09c5" officeooo:paragraph-rsid="002f09c5" style:font-size-asian="12pt" style:font-size-complex="12pt"/>
    </style:style>
    <style:style style:name="P82" style:family="paragraph" style:parent-style-name="Contents_20_1" style:list-style-name="L9">
      <style:text-properties style:font-name="Arial1" fo:font-size="12pt" officeooo:rsid="00354a34" officeooo:paragraph-rsid="00354a34" style:font-size-asian="12pt" style:font-size-complex="12pt"/>
    </style:style>
    <style:style style:name="P83" style:family="paragraph" style:parent-style-name="Contents_20_1" style:list-style-name="L9">
      <style:text-properties style:font-name="Arial1" fo:font-size="12pt" style:font-size-asian="12pt" style:font-size-complex="12pt"/>
    </style:style>
    <style:style style:name="P84" style:family="paragraph" style:parent-style-name="Contents_20_1" style:list-style-name="L9">
      <style:text-properties style:font-name="Arial1" fo:font-size="12pt" officeooo:paragraph-rsid="003477c6" style:font-size-asian="12pt" style:font-size-complex="12pt"/>
    </style:style>
    <style:style style:name="P85" style:family="paragraph" style:parent-style-name="Contents_20_1" style:list-style-name="L9">
      <style:text-properties style:font-name="Arial1" fo:font-size="12pt" officeooo:paragraph-rsid="003135e9" style:font-size-asian="12pt" style:font-size-complex="12pt"/>
    </style:style>
    <style:style style:name="P86" style:family="paragraph" style:parent-style-name="Contents_20_1" style:list-style-name="L9">
      <style:text-properties style:font-name="Arial1" fo:font-size="12pt" officeooo:rsid="003477c6" officeooo:paragraph-rsid="003477c6" style:font-size-asian="12pt" style:font-size-complex="12pt"/>
    </style:style>
    <style:style style:name="P87" style:family="paragraph" style:parent-style-name="Contents_20_1" style:list-style-name="L9">
      <style:text-properties style:font-name="Arial1" fo:font-size="12pt" officeooo:rsid="00367949" officeooo:paragraph-rsid="00367949" style:font-size-asian="12pt" style:font-size-complex="12pt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3363" style:font-weight-asian="bold" style:font-weight-complex="bold"/>
    </style:style>
    <style:style style:name="T8" style:family="text">
      <style:text-properties officeooo:rsid="002f09c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09c5" style:font-weight-asian="normal" style:font-weight-complex="normal"/>
    </style:style>
    <style:style style:name="T12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135e9"/>
    </style:style>
    <style:style style:name="T15" style:family="text">
      <style:text-properties style:text-position="super 58%" officeooo:rsid="003135e9"/>
    </style:style>
    <style:style style:name="T16" style:family="text">
      <style:text-properties officeooo:rsid="003477c6"/>
    </style:style>
    <style:style style:name="T17" style:family="text">
      <style:text-properties officeooo:rsid="00367949"/>
    </style:style>
    <style:style style:name="T18" style:family="text">
      <style:text-properties officeooo:rsid="00464a20"/>
    </style:style>
    <style:style style:name="T19" style:family="text">
      <style:text-properties officeooo:rsid="003e15da"/>
    </style:style>
    <style:style style:name="T20" style:family="text">
      <style:text-properties officeooo:rsid="003e9024"/>
    </style:style>
    <style:style style:name="T21" style:family="text">
      <style:text-properties officeooo:rsid="0043589c"/>
    </style:style>
    <style:style style:name="T22" style:family="text">
      <style:text-properties style:font-name="Arial1"/>
    </style:style>
    <style:style style:name="T23" style:family="text">
      <style:text-properties style:font-name="Arial1" fo:font-size="12pt" style:font-size-asian="12pt" style:font-size-complex="12pt"/>
    </style:style>
    <style:style style:name="T24" style:family="text">
      <style:text-properties officeooo:rsid="004e5af4"/>
    </style:style>
    <style:style style:name="T25" style:family="text">
      <style:text-properties officeooo:rsid="00529db4"/>
    </style:style>
    <style:style style:name="T26" style:family="text">
      <style:text-properties officeooo:rsid="00557db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210_565340487" text:style-name="Index_20_Link" text:visited-style-name="Index_20_Link">Sept 14, 2016<text:tab/>2</text:a></text:p>
          <text:p text:style-name="P3"><text:a xlink:type="simple" xlink:href="#__RefHeading__84_1940479205" text:style-name="Index_20_Link" text:visited-style-name="Index_20_Link">Sept 15, 2016<text:tab/>2</text:a></text:p>
          <text:p text:style-name="P3"><text:a xlink:type="simple" xlink:href="#__RefHeading__185_1156712743" text:style-name="Index_20_Link" text:visited-style-name="Index_20_Link">Sept 19, 2016<text:tab/>2</text:a></text:p>
          <text:p text:style-name="P3"><text:a xlink:type="simple" xlink:href="#__RefHeading__187_1156712743" text:style-name="Index_20_Link" text:visited-style-name="Index_20_Link">Oct 19, 2016<text:tab/>2</text:a></text:p>
          <text:p text:style-name="P3"><text:a xlink:type="simple" xlink:href="#__RefHeading__430_1156712743" text:style-name="Index_20_Link" text:visited-style-name="Index_20_Link">12 CBS tasks:<text:tab/>3</text:a></text:p>
          <text:p text:style-name="P3"><text:a xlink:type="simple" xlink:href="#__RefHeading___Toc209_1146988282" text:style-name="Index_20_Link" text:visited-style-name="Index_20_Link">Nov 7, 2016<text:tab/>3</text:a></text:p>
          <text:p text:style-name="P3"><text:a xlink:type="simple" xlink:href="#__RefHeading___Toc352_818278448" text:style-name="Index_20_Link" text:visited-style-name="Index_20_Link">Dec 14, 2016<text:tab/>4</text:a></text:p>
          <text:p text:style-name="P3"><text:a xlink:type="simple" xlink:href="#__RefHeading___Toc354_818278448" text:style-name="Index_20_Link" text:visited-style-name="Index_20_Link">October 11, 2017<text:tab/>5</text:a></text:p>
          <text:p text:style-name="P3"><text:a xlink:type="simple" xlink:href="#__RefHeading___Toc509_3870526488" text:style-name="Index_20_Link" text:visited-style-name="Index_20_Link">November 14, 2017<text:tab/>5</text:a></text:p>
          <text:p text:style-name="P3"><text:a xlink:type="simple" xlink:href="#__RefHeading___Toc511_3870526488" text:style-name="Index_20_Link" text:visited-style-name="Index_20_Link">December 11, 2017<text:tab/>6</text:a></text:p>
          <text:p text:style-name="P3"><text:a xlink:type="simple" xlink:href="#__RefHeading___Toc513_3870526488" text:style-name="Index_20_Link" text:visited-style-name="Index_20_Link">January 5, 2018<text:tab/>6</text:a></text:p>
        </text:index-body>
      </text:table-of-content>
      <text:p text:style-name="P1"/>
      <text:p text:style-name="P16">Notes</text:p>
      <text:h text:style-name="P59" text:outline-level="1"><text:bookmark-start text:name="__RefHeading__210_565340487"/>Sept 14, 2016<text:bookmark-end text:name="__RefHeading__210_565340487"/></text:h>
      <text:p text:style-name="P4">Effect of music on cognition functioning – Does music enhance or impair cognitive functioning?</text:p>
      <text:p text:style-name="P4">Task: Cognitive task – something to measure cognitive capacity (SFT). </text:p>
      <text:list xml:id="list2379450963" text:style-name="L1">
        <text:list-item>
          <text:p text:style-name="P68">To use EEG need <text:span text:style-name="T2">to have</text:span> minimal movement</text:p>
        </text:list-item>
        <text:list-item>
          <text:p text:style-name="P68">To use SFT need a RT task</text:p>
        </text:list-item>
      </text:list>
      <text:p text:style-name="P6">Could use a general task (WAIS, MMSE etc.) but using an SFT compatible task constrains us to a specific cognitive function. Less ambiguity</text:p>
      <text:p text:style-name="P6"/>
      <text:p text:style-name="P5">Have participants do the task under 2 conditions. (at two separate times?) - with music and without music</text:p>
      <text:list xml:id="list1201534835" text:style-name="L2">
        <text:list-item>
          <text:p text:style-name="P69">what kind of music?</text:p>
          <text:list>
            <text:list-item>
              <text:p text:style-name="P69">Unfamiliar – without lyrics, upbeat</text:p>
              <text:p text:style-name="P71"/>
            </text:list-item>
          </text:list>
        </text:list-item>
      </text:list>
      <text:p text:style-name="P5">3 aspects to the experiment</text:p>
      <text:list xml:id="list72399620" text:style-name="L3">
        <text:list-item>
          <text:p text:style-name="P70">behavioural: are participants more likely to be affected by the music if they are higher on a personality trait </text:p>
          <text:list>
            <text:list-item>
              <text:p text:style-name="P70">introversion/extroversion</text:p>
            </text:list-item>
            <text:list-item>
              <text:p text:style-name="P70">anxiety</text:p>
            </text:list-item>
            <text:list-item>
              <text:p text:style-name="P70">etc</text:p>
            </text:list-item>
          </text:list>
        </text:list-item>
        <text:list-item>
          <text:p text:style-name="P70">EEG: Does the degree to which participants entrain to the music affect how well they do on the task</text:p>
          <text:list>
            <text:list-item>
              <text:p text:style-name="P70">Do participants do better if they are better at ignoring the task? - i.e. entrained in an 'anti-phase' way</text:p>
            </text:list-item>
            <text:list-item>
              <text:p text:style-name="P70">Does distraction correlate with entrainment?</text:p>
            </text:list-item>
          </text:list>
        </text:list-item>
        <text:list-item>
          <text:p text:style-name="P72"><text:span text:style-name="T1">Systems factorial technology: using SFT to determine cognitive capacity under different music conditions </text:span><text:line-break/></text:p>
        </text:list-item>
      </text:list>
      <text:h text:style-name="P60" text:outline-level="1"><text:bookmark-start text:name="__RefHeading__84_1940479205"/>Sept 15, 2016<text:bookmark-end text:name="__RefHeading__84_1940479205"/></text:h>
      <text:p text:style-name="P19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59" text:outline-level="1"><text:bookmark-start text:name="__RefHeading__185_1156712743"/>Sept 19, 2016<text:bookmark-end text:name="__RefHeading__185_1156712743"/></text:h>
      <text:p text:style-name="P20">Is this a well known paradigm? </text:p>
      <text:p text:style-name="P21">What does the paradigm claim it’s separating?</text:p>
      <text:h text:style-name="P61" text:outline-level="1"><text:bookmark-start text:name="__RefHeading__187_1156712743"/>Oct 19, 2016<text:bookmark-end text:name="__RefHeading__187_1156712743"/></text:h>
      <text:p text:style-name="P7">Step 1: Behavioural Task </text:p>
      <text:list xml:id="list1261598897" text:style-name="L4">
        <text:list-item>
          <text:p text:style-name="P73">investigate the relationship between music and CBS tasks first</text:p>
          <text:list>
            <text:list-item>
              <text:p text:style-name="P73">How do I expect music to affect the various CBS tasks?</text:p>
            </text:list-item>
            <text:list-item>
              <text:p text:style-name="P73">Why?</text:p>
            </text:list-item>
            <text:list-item>
              <text:p text:style-name="P73">Which types of music?</text:p>
            </text:list-item>
            <text:list-item>
              <text:p text:style-name="P73">How do we expect the personality measure to relate?</text:p>
            </text:list-item>
            <text:list-item>
              <text:p text:style-name="P73"><text:soft-page-break/>Do results relate to participant's general method of studying? (with/without music)</text:p>
            </text:list-item>
            <text:list-item>
              <text:p text:style-name="P74">Based on how the tasks load onto task-components from the Hampshire (2012) paper – does that relate to how music affects the task?</text:p>
            </text:list-item>
          </text:list>
        </text:list-item>
      </text:list>
      <text:p text:style-name="P7">Step 2: EEG task</text:p>
      <text:list xml:id="list2519295834" text:style-name="L5">
        <text:list-item>
          <text:p text:style-name="P78">Based on the results of step 1 – take the music and CBS tasks that worked and repeat while collecting EEG</text:p>
        </text:list-item>
        <text:list-item>
          <text:p text:style-name="P78">Do the results replicate?</text:p>
        </text:list-item>
        <text:list-item>
          <text:p text:style-name="P78">What do I expect from the EEG? What differences in entrainment? Does this relate to participant's general method of studying? (with/without music)</text:p>
        </text:list-item>
      </text:list>
      <text:h text:style-name="P62" text:outline-level="1"><text:bookmark-start text:name="__RefHeading__430_1156712743"/>12 CBS tasks:<text:bookmark-end text:name="__RefHeading__430_1156712743"/></text:h>
      <text:p text:style-name="P10">How will the tasks be affected by music? (Hampshire, 2012)</text:p>
      <text:p text:style-name="P9">Tasks that load most onto <text:span text:style-name="T6">verbal memory </text:span>– <text:span text:style-name="T8">likely that</text:span> they'll be more affected by music with lyrics</text:p>
      <text:list xml:id="list3018070487" text:style-name="L6">
        <text:list-item>
          <text:p text:style-name="P75">colour-word remapping</text:p>
          <text:list>
            <text:list-item>
              <text:p text:style-name="P75">stroop</text:p>
            </text:list-item>
          </text:list>
        </text:list-item>
        <text:list-item>
          <text:p text:style-name="P75">verbal reasoning</text:p>
          <text:list>
            <text:list-item>
              <text:p text:style-name="P75">grammatical reasoning</text:p>
            </text:list-item>
          </text:list>
        </text:list-item>
        <text:list-item>
          <text:p text:style-name="P75">digit span </text:p>
          <text:list>
            <text:list-item>
              <text:p text:style-name="P75">variant on verbal working memory of WAIS-R</text:p>
            </text:list-item>
          </text:list>
        </text:list-item>
      </text:list>
      <text:p text:style-name="P8">Reasoning –<text:span text:style-name="T13"> </text:span><text:span text:style-name="T12">what is my prediction?</text:span></text:p>
      <text:list xml:id="list2871844094" text:style-name="L7">
        <text:list-item>
          <text:p text:style-name="P76">spatial planning</text:p>
          <text:list>
            <text:list-item>
              <text:p text:style-name="P76">executive function</text:p>
            </text:list-item>
          </text:list>
        </text:list-item>
        <text:list-item>
          <text:p text:style-name="P76">spatial rotation</text:p>
        </text:list-item>
        <text:list-item>
          <text:p text:style-name="P76">feature match</text:p>
          <text:list>
            <text:list-item>
              <text:p text:style-name="P76">attentional processing</text:p>
            </text:list-item>
          </text:list>
        </text:list-item>
        <text:list-item>
          <text:p text:style-name="P76">interlocking pentagons</text:p>
          <text:list>
            <text:list-item>
              <text:p text:style-name="P79">based on interlocking pentagons task used in the assessment of age related disorders</text:p>
            </text:list-item>
          </text:list>
        </text:list-item>
        <text:list-item>
          <text:p text:style-name="P76">deductive reasoning</text:p>
        </text:list-item>
      </text:list>
      <text:p text:style-name="P8">STM –<text:span text:style-name="T10"> </text:span><text:span text:style-name="T11">maybe tasks involving serial things will be affected by music in the same way that serial recall is?</text:span></text:p>
      <text:list xml:id="list287275501" text:style-name="L8">
        <text:list-item>
          <text:p text:style-name="P77">spatial span</text:p>
          <text:list>
            <text:list-item>
              <text:p text:style-name="P80">measures spatial short-term memory capacity</text:p>
            </text:list-item>
          </text:list>
        </text:list-item>
        <text:list-item>
          <text:p text:style-name="P77">visuospatial working memory</text:p>
          <text:list>
            <text:list-item>
              <text:p text:style-name="P81"><text:span text:style-name="T9">Patston et al, 2011</text:span> – did not find an effect of music in visuospatial search</text:p>
            </text:list-item>
          </text:list>
        </text:list-item>
        <text:list-item>
          <text:p text:style-name="P77">self-ordered search</text:p>
          <text:list>
            <text:list-item>
              <text:p text:style-name="P80">measure strategy during search behaviours</text:p>
            </text:list-item>
          </text:list>
        </text:list-item>
        <text:list-item>
          <text:p text:style-name="P77">paired associates</text:p>
          <text:list>
            <text:list-item>
              <text:p text:style-name="P80">variant of a paradigm used to assess memory impairments in aging clinical populations</text:p>
            </text:list-item>
          </text:list>
        </text:list-item>
      </text:list>
      <text:p text:style-name="P11"/>
      <text:p text:style-name="P11">Which tasks are most compatible with EEG? </text:p>
      <text:p text:style-name="P11"/>
      <text:h text:style-name="P62" text:outline-level="1"><text:bookmark-start text:name="__RefHeading___Toc209_1146988282"/>Nov 7, 2016<text:bookmark-end text:name="__RefHeading___Toc209_1146988282"/></text:h>
      <text:p text:style-name="P23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Lyrics </text:p>
          </table:table-cell>
          <table:table-cell table:style-name="Table1.A1" office:value-type="string">
            <text:p text:style-name="P18">No lyrics</text:p>
          </table:table-cell>
          <table:table-cell table:style-name="Table1.A1" office:value-type="string">
            <text:p text:style-name="P18">Silence</text:p>
          </table:table-cell>
          <table:table-cell table:style-name="Table1.E1" office:value-type="string">
            <text:p text:style-name="P18">Noise?</text:p>
          </table:table-cell>
        </table:table-row>
        <table:table-row>
          <table:table-cell table:style-name="Table1.A2" office:value-type="string">
            <text:p text:style-name="P18">Task 1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2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Task 3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</table:table>
      <text:p text:style-name="P22"/>
      <text:list xml:id="list2608705542" text:style-name="L9">
        <text:list-item>
          <text:p text:style-name="P82">2 Factors</text:p>
          <text:list>
            <text:list-item>
              <text:p text:style-name="P82">task – 3 conditions</text:p>
            </text:list-item>
            <text:list-item>
              <text:p text:style-name="P82">music – 3/4 conditions</text:p>
            </text:list-item>
          </text:list>
        </text:list-item>
        <text:list-item>
          <text:p text:style-name="P83">Within participants </text:p>
          <text:list>
            <text:list-item>
              <text:p text:style-name="P84"># of participants needed? pilot a few and see how the effect sizes are – 30? </text:p>
            </text:list-item>
          </text:list>
        </text:list-item>
        <text:list-item>
          <text:p text:style-name="P83">3 tasks, 4 conditions </text:p>
          <text:list>
            <text:list-item>
              <text:p text:style-name="P83">Counterbalance 3 tasks, counterbalance 4 conditions </text:p>
            </text:list-item>
            <text:list-item>
              <text:p text:style-name="P84">Noise – scrambled music? </text:p>
            </text:list-item>
          </text:list>
        </text:list-item>
        <text:list-item>
          <text:p text:style-name="P82">They’ll have to do each task 3-4 times</text:p>
          <text:list>
            <text:list-item>
              <text:p text:style-name="P82">practice effects? - counterbalance </text:p>
            </text:list-item>
          </text:list>
        </text:list-item>
        <text:list-item>
          <text:p text:style-name="P83">Time? </text:p>
          <text:list>
            <text:list-item>
              <text:p text:style-name="P86">will depend on length of tests – can look at how long similar previous experiments have been</text:p>
            </text:list-item>
          </text:list>
        </text:list-item>
        <text:list-item>
          <text:p text:style-name="P83">Play music over speakers/headphones</text:p>
          <text:list>
            <text:list-item>
              <text:p text:style-name="P83">1 song on repeat <text:span text:style-name="T16">for each condition?</text:span></text:p>
            </text:list-item>
            <text:list-item>
              <text:p text:style-name="P85"><text:span text:style-name="T6">Lyrics</text:span> – <text:span text:style-name="T14">Americans: 150bpm, 20</text:span><text:span text:style-name="T15">th</text:span><text:span text:style-name="T14"> Century: 140bpm, Superman: 130bpm (minor)</text:span></text:p>
            </text:list-item>
            <text:list-item>
              <text:p text:style-name="P83"><text:span text:style-name="T7">N</text:span><text:span text:style-name="T6">o lyrics</text:span> – half life: 140bpm, Killing time: 100bpm, <text:span text:style-name="T14">Tonopah: 125bpm (dissonant/minor)</text:span></text:p>
            </text:list-item>
            <text:list-item>
              <text:p text:style-name="P86">noise condition might be super annoyin<text:span text:style-name="T17">g</text:span></text:p>
            </text:list-item>
          </text:list>
        </text:list-item>
        <text:list-item>
          <text:p text:style-name="P87">Questionnaire</text:p>
          <text:list>
            <text:list-item>
              <text:p text:style-name="P87">besides basic questionnaire and questions about music and studying what else should we ask?</text:p>
            </text:list-item>
          </text:list>
        </text:list-item>
      </text:list>
      <text:h text:style-name="P63" text:outline-level="1"><text:bookmark-start text:name="__RefHeading___Toc352_818278448"/>Dec 14, 2016<text:bookmark-end text:name="__RefHeading___Toc352_818278448"/></text:h>
      <text:p text:style-name="P2">Things to do with speech data</text:p>
      <text:list xml:id="list1387455124" text:style-name="L10">
        <text:list-item>
          <text:p text:style-name="P57">filter at 0.1 Hz </text:p>
        </text:list-item>
        <text:list-item>
          <text:p text:style-name="P58">overlay FFTs of 4 stimuli to see differences</text:p>
        </text:list-item>
        <text:list-item>
          <text:p text:style-name="P58">Create Epochs around stim markers</text:p>
        </text:list-item>
        <text:list-item>
          <text:p text:style-name="P58">investigate how to get phase information from different stim</text:p>
        </text:list-item>
        <text:list-item>
          <text:p text:style-name="P58">LOO classifier?</text:p>
        </text:list-item>
      </text:list>
      <text:h text:style-name="P66" text:outline-level="1"><text:bookmark-start text:name="__RefHeading___Toc354_818278448"/>October 11, 2017<text:bookmark-end text:name="__RefHeading___Toc354_818278448"/></text:h>
      <text:p text:style-name="P24">AD study with Adrian</text:p>
      <text:p text:style-name="P13">1. How do neural correlates of memory for music change with age?</text:p>
      <text:list xml:id="list2605494035" text:style-name="L11">
        <text:list-item>
          <text:p text:style-name="P50"><text:span text:style-name="T19">B</text:span>OLD study</text:p>
        </text:list-item>
        <text:list-item>
          <text:p text:style-name="P50">Unfamiliar music – same as young adult study</text:p>
        </text:list-item>
        <text:list-item>
          <text:p text:style-name="P50">Familiar music - ??</text:p>
        </text:list-item>
      </text:list>
      <text:p text:style-name="P13">2. How can we use music to assess consciousness?</text:p>
      <text:list xml:id="list3324691691" text:style-name="L12">
        <text:list-item>
          <text:p text:style-name="P51">If it has to do with narrative – use a song that we pick that they might be familiar with and has a narrative </text:p>
          <text:list>
            <text:list-item>
              <text:p text:style-name="P51">Beatles – when I’m 64</text:p>
            </text:list-item>
            <text:list-item>
              <text:p text:style-name="P51">from a musical</text:p>
            </text:list-item>
            <text:list-item>
              <text:p text:style-name="P51">hymn <text:span text:style-name="T20">(morning has broken?)</text:span></text:p>
            </text:list-item>
          </text:list>
        </text:list-item>
        <text:list-item>
          <text:p text:style-name="P51">Does it have to do with familiarity? - is this even interesting? </text:p>
        </text:list-item>
      </text:list>
      <text:p text:style-name="P13">3. How does consciousness change as we age?</text:p>
      <text:list xml:id="list2957251991" text:style-name="L13">
        <text:list-item>
          <text:p text:style-name="P52">Hitchcock movie in patients with AD</text:p>
        </text:list-item>
        <text:list-item>
          <text:p text:style-name="P52">Hitchcock movie in age matched controls</text:p>
        </text:list-item>
      </text:list>
      <text:p text:style-name="P13">4. Collect CBS data from AD and age matched controls</text:p>
      <text:list xml:id="list3886751053" text:style-name="L14">
        <text:list-item>
          <text:p text:style-name="P53">approach this data analysis in the same way Kathleen &amp; Bobby are doing it in kids</text:p>
        </text:list-item>
        <text:list-item>
          <text:p text:style-name="P53">compare executive functioning to consciousness (Hitchcock movie)</text:p>
        </text:list-item>
      </text:list>
      <text:p text:style-name="P24"/>
      <text:p text:style-name="P13">NEED?</text:p>
      <text:p text:style-name="P13">One familiar song for BOLD</text:p>
      <text:p text:style-name="P13">one familiar song for ISS</text:p>
      <text:p text:style-name="P13">one for narrative</text:p>
      <text:p text:style-name="P13">Narrative song – get age range of residents, test it out at Christie Gardens</text:p>
      <text:p text:style-name="P14">use spouses as age matched controls?</text:p>
      <text:h text:style-name="P67" text:outline-level="1"/>
      <text:h text:style-name="P67" text:outline-level="1"><text:bookmark-start text:name="__RefHeading___Toc509_3870526488"/>November 14, 2017<text:bookmark-end text:name="__RefHeading___Toc509_3870526488"/></text:h>
      <text:p text:style-name="P15">Christie Gardens: mid-late 80s</text:p>
      <text:p text:style-name="P15">born (1927-1932) 16yrs (1943-1948) </text:p>
      <text:p text:style-name="P15">songs from the mid-late 40s</text:p>
      <text:p text:style-name="P12"><text:a xlink:type="simple" xlink:href="https://en.wikipedia.org/wiki/List_of_Billboard_number-one_singles_of_the_1940s" text:style-name="Internet_20_link" text:visited-style-name="Visited_20_Internet_20_Link"><text:span text:style-name="T23">https://en.wikipedia.org/wiki/List_of_Billboard_number-one_singles_of_the_1940s</text:span></text:a></text:p>
      <text:list xml:id="list2747239137" text:style-name="L15">
        <text:list-item>
          <text:p text:style-name="P56"><text:a xlink:type="simple" xlink:href="https://en.wikipedia.org/wiki/Bing_Crosby" text:style-name="Internet_20_link" text:visited-style-name="Visited_20_Internet_20_Link"><text:span text:style-name="T23">Bing Crosby</text:span></text:a><text:span text:style-name="T23"> had the highest number of hits at the top of the Billboard number-one singles chart during the 1940s (9 songs). In addition, Crosby remained the longest at the top of the Billboard number-one singles chart during the 1940s (55 weeks).</text:span></text:p>
        </text:list-item>
        <text:list-item>
          <text:p text:style-name="P56"><text:a xlink:type="simple" xlink:href="https://en.wikipedia.org/wiki/Jimmy_Dorsey" text:style-name="Internet_20_link" text:visited-style-name="Visited_20_Internet_20_Link"><text:span text:style-name="T23">Jimmy Dorsey</text:span></text:a><text:span text:style-name="T23"> remained at the top of the Billboard number-one singles chart for 32 weeks.</text:span></text:p>
        </text:list-item>
        <text:list-item>
          <text:p text:style-name="P56"><text:soft-page-break/><text:a xlink:type="simple" xlink:href="https://en.wikipedia.org/wiki/Glenn_Miller" text:style-name="Internet_20_link" text:visited-style-name="Visited_20_Internet_20_Link"><text:span text:style-name="T23">Glenn Miller</text:span></text:a><text:span text:style-name="T23"> remained at the top of the Billboard number-one singles chart for 31 weeks.</text:span></text:p>
        </text:list-item>
      </text:list>
      <text:p text:style-name="P31"/>
      <text:p text:style-name="P31">Hymns: <text:span text:style-name="T21">What denomination? </text:span></text:p>
      <text:p text:style-name="P32">As of 1931, Roman Catholics were the largest religious body in Canada, with 4 million people. Following it were the United Church of Canada (including Methodists, Congregationalists and Presbyterians), with 2 million; the Anglican Church, with nearly 2 million; and the Presbyterian Church, with approximately 870,000. </text:p>
      <text:p text:style-name="P32">Protestants held a slight majority in the country between 1871 and 1961. Despite Canada's large Roman Catholic population, this fact is confirmed by nine consecutive national censuses. </text:p>
      <text:p text:style-name="P32"/>
      <text:h text:style-name="P62" text:outline-level="1"><text:bookmark-start text:name="__RefHeading___Toc511_3870526488"/>December 11, 2017<text:bookmark-end text:name="__RefHeading___Toc511_3870526488"/></text:h>
      <text:p text:style-name="P25">MMSE</text:p>
      <text:list xml:id="list1517413539" text:style-name="L16">
        <text:list-item>
          <text:p text:style-name="P54">First published in 1975, second edition released in 2010 by Psychological Assessment Resources</text:p>
        </text:list-item>
        <text:list-item>
          <text:p text:style-name="P54">Folstein, Folstein, &amp; McHugh, 1975</text:p>
          <text:list>
            <text:list-item>
              <text:p text:style-name="P55">everyone with a score &lt;20 had dementia</text:p>
            </text:list-item>
          </text:list>
        </text:list-item>
        <text:list-item>
          <text:p text:style-name="P54">Include how MMSE scores change with the clinical state</text:p>
        </text:list-item>
        <text:list-item>
          <text:p text:style-name="P55">O’Bryant et al, 2008 – someone with a score&lt;27 is at risk for dementia</text:p>
        </text:list-item>
        <text:list-item>
          <text:p text:style-name="P55">Crum et al, 1993 – population norms</text:p>
          <text:list>
            <text:list-item>
              <text:p text:style-name="P33">Population-Based Norms for the Mini-Mental State Examination by Age and Educational Level</text:p>
            </text:list-item>
          </text:list>
        </text:list-item>
        <text:list-item>
          <text:p text:style-name="P34"><text:span text:style-name="T18">De Paolo et al – 23 </text:span>DePaulo JR, Folstein MF, Gordon B. Psychiatric screening on a neurological ward. Psychol Med 1980;10: 125-32.</text:p>
        </text:list-item>
      </text:list>
      <text:p text:style-name="P25">MoCa</text:p>
      <text:list xml:id="list2078532721" text:style-name="L17">
        <text:list-item>
          <text:p text:style-name="P35">Nasreddine 1996, validation study in 2005</text:p>
        </text:list-item>
      </text:list>
      <text:p text:style-name="P26">Our study</text:p>
      <text:list xml:id="list3086714208" text:style-name="L18">
        <text:list-item>
          <text:p text:style-name="P36">Replicate figure 1 from Nasreddine 1996, but with CBS showing better differentiation</text:p>
        </text:list-item>
      </text:list>
      <text:p text:style-name="P26"/>
      <text:h text:style-name="P62" text:outline-level="1"><text:bookmark-start text:name="__RefHeading___Toc513_3870526488"/>January 5, 2018<text:bookmark-end text:name="__RefHeading___Toc513_3870526488"/></text:h>
      <text:p text:style-name="P27">Decided to not double-blind the administration of the MoCA and the MMSE</text:p>
      <text:list xml:id="list730693372" text:style-name="L19">
        <text:list-item>
          <text:p text:style-name="P37">can compare results to baselines – if they’re similar then they aren’t biased</text:p>
        </text:list-item>
        <text:list-item>
          <text:p text:style-name="P37"><text:soft-page-break/>not feasible to have a blind RA around for testing</text:p>
        </text:list-item>
        <text:list-item>
          <text:p text:style-name="P37">not saying that CBS is better – just that it is as good. </text:p>
        </text:list-item>
      </text:list>
      <text:h text:style-name="P62" text:outline-level="1">January 22, 2018</text:h>
      <text:p text:style-name="P28">Synchrony in older adults with music</text:p>
      <text:list xml:id="list3875841504" text:style-name="L20">
        <text:list-item>
          <text:p text:style-name="P38">increased idiosyncrasy with age –<text:span text:style-name="T24"> is it related to memory</text:span></text:p>
        </text:list-item>
        <text:list-item>
          <text:p text:style-name="P38">is the degree to which people are idiosyncratic depend on how well they know the stimulus</text:p>
          <text:list>
            <text:list-item>
              <text:p text:style-name="P38">could be the better they know the stimulus the more synchronized they are</text:p>
            </text:list-item>
            <text:list-item>
              <text:p text:style-name="P38">OR could be the better they know the stimulus, the more they make associations with other things increasing idiosyncrasies</text:p>
            </text:list-item>
            <text:list-item>
              <text:p text:style-name="P39">OR they’re just not paying attention when it’s too familiar</text:p>
            </text:list-item>
          </text:list>
        </text:list-item>
      </text:list>
      <text:h text:style-name="P64" text:outline-level="1">January 29, 2018</text:h>
      <text:p text:style-name="P29">How does the verbal/lyric content of the stimuli relate to the synchronicity?</text:p>
      <text:p text:style-name="P29">If synchrony is driven by following the story in the movies, we would expect the songs with a story/verbal information to be more synchronous. However, when someone becomes very familiar with the stimulus it’s possible that they no longer follow that story</text:p>
      <text:list xml:id="list2713259591" text:style-name="L21">
        <text:list-item>
          <text:p text:style-name="P40">How does familiarity with the stimulus drive the synchrony? </text:p>
        </text:list-item>
        <text:list-item>
          <text:p text:style-name="P40">As a consciousness detector this is important – if familiarity plays a role in synchrony then the right kind of stim need to be used. </text:p>
        </text:list-item>
      </text:list>
      <text:p text:style-name="P29"/>
      <text:p text:style-name="P29">Using music, how does our brain process familiar stimuli vs unfamiliar stimuli? Does the content of the stimuli matter? </text:p>
      <text:p text:style-name="P29">What does this tell us about the conscious experience of listening to these stimuli? </text:p>
      <text:list xml:id="list1258883665" text:style-name="L22">
        <text:list-item>
          <text:p text:style-name="P41">Synchronized – are they all experiencing the stimuli the same way?</text:p>
        </text:list-item>
        <text:list-item>
          <text:p text:style-name="P41">Not synchronized – idiosyncratic experiences of the stimuli?</text:p>
        </text:list-item>
        <text:list-item>
          <text:p text:style-name="P43">What can learn about how older people perceive the world as a function of synchrony?</text:p>
        </text:list-item>
      </text:list>
      <text:p text:style-name="P29"/>
      <text:p text:style-name="P29">BOLD responses </text:p>
      <text:list xml:id="list806822464" text:style-name="L23">
        <text:list-item>
          <text:p text:style-name="P42">is the activation to unfamiliar songs more widespread than activation to familiar stimuli? </text:p>
        </text:list-item>
        <text:list-item>
          <text:p text:style-name="P42">How does this activation differ across stimuli with/without verbal information</text:p>
        </text:list-item>
      </text:list>
      <text:p text:style-name="P30"><text:soft-page-break/>How do our perceptions of the world change as we age? As a function of degenerative diseases like Alzheimer’s?</text:p>
      <text:list xml:id="list3175145094" text:style-name="L24">
        <text:list-item>
          <text:p text:style-name="P44">Establish baseline with young adults</text:p>
        </text:list-item>
        <text:list-item>
          <text:p text:style-name="P44">extend into older adult population</text:p>
        </text:list-item>
        <text:list-item>
          <text:p text:style-name="P44">look at a group of AD patients</text:p>
        </text:list-item>
      </text:list>
      <text:p text:style-name="P30">At the same time,</text:p>
      <text:list xml:id="list987586114" text:style-name="L25">
        <text:list-item>
          <text:p text:style-name="P45">explore memory for music/verbal information</text:p>
        </text:list-item>
      </text:list>
      <text:h text:style-name="P65" text:outline-level="1">Decoding EEG workshop outcomes/action items</text:h>
      <text:list xml:id="list366399767" text:style-name="L26">
        <text:list-item>
          <text:p text:style-name="P46">Ask/chat with Mor Regev for ISC scripts </text:p>
          <text:list>
            <text:list-item>
              <text:p text:style-name="P46">for ‘Taken’ + other 3 auditory stim data – where is that data? </text:p>
            </text:list-item>
            <text:list-item>
              <text:p text:style-name="P46">for music data</text:p>
            </text:list-item>
            <text:list-item>
              <text:p text:style-name="P47">for patient data</text:p>
            </text:list-item>
          </text:list>
        </text:list-item>
        <text:list-item>
          <text:p text:style-name="P46">Work with Mor to determine best way to analyze the data</text:p>
        </text:list-item>
        <text:list-item>
          <text:p text:style-name="P46">Read Lorina’s/<text:span text:style-name="T26">Hasson</text:span> papers to better understand that analysis </text:p>
        </text:list-item>
        <text:list-item>
          <text:p text:style-name="P46">Once ISC data on music is available – contact Ed Lalor about how the fMRI results <text:span text:style-name="T25">relate to the data he and his student collected</text:span></text:p>
        </text:list-item>
        <text:list-item>
          <text:p text:style-name="P48"><text:span text:style-name="T22">Thoughts about auditory stimuli that could be used in anaesthesia studies to determine point at which consciousness is lost. </text:span></text:p>
        </text:list-item>
      </text:list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8-03-26T11:14:00.241000000</dc:date>
    <meta:editing-duration>PT3H53M14S</meta:editing-duration>
    <meta:editing-cycles>44</meta:editing-cycles>
    <meta:generator>LibreOffice/5.3.7.2$Windows_X86_64 LibreOffice_project/6b8ed514a9f8b44d37a1b96673cbbdd077e24059</meta:generator>
    <meta:document-statistic meta:table-count="1" meta:image-count="0" meta:object-count="0" meta:page-count="8" meta:paragraph-count="202" meta:word-count="1715" meta:character-count="9895" meta:non-whitespace-character-count="8435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